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7" style:parent-style-name="Normal" style:family="paragraph">
      <style:text-properties fo:font-weight="bold" style:font-weight-asian="bold" style:font-weight-complex="bold"/>
    </style:style>
  </office:automatic-styles>
  <office:body>
    <office:text text:use-soft-page-breaks="true">
      <text:p text:style-name="P1">Modélisation Projet C – Graphes et applications</text:p>
      <text:p text:style-name="Normal"/>
      <text:p text:style-name="P2">Problèmes Rencontrés :</text:p>
      <text:p text:style-name="Normal"><text:span text:style-name="T3">Partie Front</text:span> : Problème principal réside dans l’adaptation de notre structure pour afficher le graph via un fichier jSON. En effet, M. Yolin<text:s/>nous a laissé un lien vers son GitHub où le code pour afficher le graph était expliqué. M. Yolin a utilisé une structure propre à lui mais dès que nous essayer d’adapter justement ses fonctions avec notre structure, la compilation bug. Le point dérangeant est que nous n’avons aucune indication concernant l’erreur. Nous avons juste les informations concernant la librairie raylib.</text:p>
      <text:p text:style-name="Normal">De plus, la transition pour passer de la page d’accueil<text:s/>au labyrinthe puis du labyrinthe au graph avec la librairie raylib. Nous avons fixé le problème grâce à l’outil enum. Dans enum, j’ai ajouté les états des différentes fenêtres nécessaires. Le labyrinthe de l’étape 1,2,3,4 ainsi que les graphes de l’étape 1,2,3,4. Lorsque l’utilisateur clique sur l’option qu’il souhaite ( lab1, graph1…), l’état de la fenêtre est mise à jour. Enfin,<text:s/>une condition suffit pour nous rediriger ensuite vers la fenêtre souhaitée.</text:p>
      <text:p text:style-name="Normal">Ensuite, nous avons<text:s/>dû<text:s/>faire face au problème concernant la relation utilisateur, interface. Lorsque l’utilisateur entrait son résultat, deux possibilités apparaissaient. La réponse correcte ou bien un mauvais résultat. Donc on à afficher « WRONG » et « RIGHT » en fonction des cas. Mais le problème a commencé à se corser lorsque nous sommes passé au niveau deux car la box de réponse de situait au même endroit dans les deux fenêtres distinctes. Donc quand le résultat du niveau1 était bon, s’affichait le RIGHT du niveau 1 et le WRONG du niveau 2. Pour<text:s/>pallier<text:s/>ce problème,<text:s/>nous avons<text:s/>séparé les fonctions par niveau et nous les avons<text:s/>insérés<text:s/>dans la condition du changement de fenêtre.</text:p>
      <text:p text:style-name="Normal">Enfin, un autre problème concernant<text:s/>les fichiers<text:s/>json. M. Yolin nous avait conseillé de changer de format le fichier graph.json car il était sur une seule ligne et donc pour des questions d’efficacité, c’était mieux pour nous d’avoir le fichier sur plusieurs lignes. Après cela, nous avons essayé de créer un autre fichier json mais cette fois ci avec notre graphe. Et donc vient le problème,<text:s/>la main<text:s/>ne compile pas et il y a une erreur de fichier. Or,<text:s/>les variables utilisées<text:s/>étaient<text:s/>déclarées<text:s/>correctement, les espaces étaient supprimés et<text:s/>les accolades bien indentées. Ce problème s’est étalé sur plusieurs jours<text:s/>car plusieurs groupes étaient dans le même cas que nous. Nous avons donc compris par la suite que les fichier json compile uniquement lorsque le code est écrit sur une seule ligne. Nous sommes donc aller sur internet chercher des convertisseurs de fichier json en une seule ligne et le graph s’est afficher.<text:s/></text:p>
      <text:p text:style-name="P4">Partie Back :</text:p>
      <text:soft-page-break/>
      <text:p text:style-name="P5">Structure de données<text:s/>:<text:s/></text:p>
      <text:p text:style-name="Normal">Nos structures sont<text:s/>aux nombres<text:s/>de 4.<text:s/>Une structure « Arc » qui correspond à la donnée d’une arrête. Elle est composée du sommetA, du sommetB, du poids de l’arrete. Ensuite, une structure « Graphe » qui correspond</text:p>
      <text:p text:style-name="P6"/>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GOUNOU Tristan</meta:initial-creator>
    <dc:creator>NGOUNOU Tristan</dc:creator>
    <meta:creation-date>2024-05-26T15:27:00Z</meta:creation-date>
    <dc:date>2024-05-26T17:35:00Z</dc:date>
    <meta:template xlink:href="Normal.dotm" xlink:type="simple"/>
    <meta:editing-cycles>1</meta:editing-cycles>
    <meta:editing-duration>PT7680S</meta:editing-duration>
    <meta:document-statistic meta:page-count="2" meta:paragraph-count="5" meta:word-count="458" meta:character-count="2975" meta:row-count="21" meta:non-whitespace-character-count="2522"/>
  </office:meta>
</office:document-meta>
</file>